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3Font_0" svg:font-family="T3Font_0" style:font-family-generic="roman" style:font-pitch="variable"/>
    <style:font-face style:name="T3Font_1" svg:font-family="T3Font_1" style:font-family-generic="roman" style:font-pitch="variable"/>
    <style:font-face style:name="T3Font_2" svg:font-family="T3Font_2" style:font-family-generic="roman" style:font-pitch="variable"/>
    <style:font-face style:name="T3Font_3" svg:font-family="T3Font_3" style:font-family-generic="roman" style:font-pitch="variable"/>
    <style:font-face style:name="T3Font_4" svg:font-family="T3Font_4" style:font-family-generic="roman" style:font-pitch="variable"/>
    <style:font-face style:name="T3Font_5" svg:font-family="T3Font_5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bold" officeooo:rsid="0019f48a" officeooo:paragraph-rsid="0019f48a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bold" officeooo:rsid="0019f48a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bold" officeooo:rsid="001a6a8b" officeooo:paragraph-rsid="001a6a8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bold" officeooo:paragraph-rsid="0019f48a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bold" officeooo:paragraph-rsid="001a6a8b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normal" officeooo:rsid="0019f48a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normal" officeooo:rsid="0019f48a" officeooo:paragraph-rsid="0019f48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normal" officeooo:rsid="001a6a8b" officeooo:paragraph-rsid="001a6a8b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normal" officeooo:rsid="001a6a8b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fo:font-weight="normal" officeooo:paragraph-rsid="001a6a8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officeooo:rsid="0019f48a" officeooo:paragraph-rsid="0019f48a" style:font-size-asian="12pt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officeooo:rsid="001a6a8b" officeooo:paragraph-rsid="001a6a8b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officeooo:paragraph-rsid="0019f48a" style:font-size-asian="12pt" style:font-size-complex="12pt"/>
    </style:style>
    <style:style style:name="P19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officeooo:paragraph-rsid="001a6a8b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officeooo:rsid="001c1df0" officeooo:paragraph-rsid="001c1df0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4pt" fo:font-weight="normal" officeooo:rsid="0019f48a" officeooo:paragraph-rsid="0019f48a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font-weight="normal" officeooo:paragraph-rsid="0019f48a" style:font-weight-asian="normal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start" style:justify-single-word="false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officeooo:paragraph-rsid="0019f48a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line-height="150%" fo:text-align="start" style:justify-single-word="false"/>
      <style:text-properties style:font-name="Arial1" fo:font-size="12pt" officeooo:rsid="001c1df0" officeooo:paragraph-rsid="001c1df0" style:font-size-asian="12pt" style:font-size-complex="12pt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cm" fo:margin-bottom="0cm" style:contextual-spacing="false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cm" fo:margin-bottom="0cm" style:contextual-spacing="false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paragraph-properties fo:margin-top="0cm" fo:margin-bottom="0cm" style:contextual-spacing="false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paragraph-properties fo:margin-top="0cm" fo:margin-bottom="0cm" style:contextual-spacing="false"/>
    </style:style>
    <style:style style:name="P37" style:family="paragraph" style:parent-style-name="Text_20_body" style:list-style-name="L5"/>
    <style:style style:name="P38" style:family="paragraph" style:parent-style-name="Text_20_body" style:list-style-name="L5">
      <style:paragraph-properties fo:margin-top="0cm" fo:margin-bottom="0cm" style:contextual-spacing="false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paragraph-properties fo:margin-top="0cm" fo:margin-bottom="0cm" style:contextual-spacing="false"/>
    </style:style>
    <style:style style:name="P41" style:family="paragraph" style:parent-style-name="Text_20_body">
      <loext:graphic-properties draw:fill-gradient-name="gradient" draw:fill-hatch-name="hatch"/>
      <style:paragraph-properties fo:line-height="150%" fo:text-align="start" style:justify-single-word="false"/>
      <style:text-properties officeooo:paragraph-rsid="001c1df0"/>
    </style:style>
    <style:style style:name="P42" style:family="paragraph" style:parent-style-name="Text_20_body" style:list-style-name="L7"/>
    <style:style style:name="P43" style:family="paragraph" style:parent-style-name="Text_20_body" style:list-style-name="L7">
      <style:paragraph-properties fo:margin-top="0cm" fo:margin-bottom="0cm" style:contextual-spacing="false"/>
    </style:style>
    <style:style style:name="P44" style:family="paragraph" style:parent-style-name="Text_20_body" style:list-style-name="L8"/>
    <style:style style:name="P45" style:family="paragraph" style:parent-style-name="Text_20_body" style:list-style-name="L8">
      <style:paragraph-properties fo:margin-top="0cm" fo:margin-bottom="0cm" style:contextual-spacing="false"/>
    </style:style>
    <style:style style:name="P46" style:family="paragraph" style:parent-style-name="Text_20_body" style:list-style-name="L9"/>
    <style:style style:name="P47" style:family="paragraph" style:parent-style-name="Text_20_body" style:list-style-name="L9">
      <style:paragraph-properties fo:margin-top="0cm" fo:margin-bottom="0cm" style:contextual-spacing="false"/>
    </style:style>
    <style:style style:name="P48" style:family="paragraph" style:parent-style-name="Text_20_body" style:list-style-name="L10"/>
    <style:style style:name="P49" style:family="paragraph" style:parent-style-name="Text_20_body" style:list-style-name="L10">
      <style:paragraph-properties fo:margin-top="0cm" fo:margin-bottom="0cm" style:contextual-spacing="false"/>
    </style:style>
    <style:style style:name="P50" style:family="paragraph" style:parent-style-name="Text_20_body" style:list-style-name="L11"/>
    <style:style style:name="P51" style:family="paragraph" style:parent-style-name="Text_20_body" style:list-style-name="L11">
      <style:paragraph-properties fo:margin-top="0cm" fo:margin-bottom="0cm" style:contextual-spacing="false"/>
    </style:style>
    <style:style style:name="P52" style:family="paragraph" style:parent-style-name="Text_20_body" style:list-style-name="L12"/>
    <style:style style:name="P53" style:family="paragraph" style:parent-style-name="Text_20_body" style:list-style-name="L12">
      <style:paragraph-properties fo:margin-top="0cm" fo:margin-bottom="0cm" style:contextual-spacing="false"/>
    </style:style>
    <style:style style:name="P54" style:family="paragraph" style:parent-style-name="Text_20_body" style:list-style-name="L13"/>
    <style:style style:name="P55" style:family="paragraph" style:parent-style-name="Text_20_body" style:list-style-name="L13">
      <style:paragraph-properties fo:margin-top="0cm" fo:margin-bottom="0cm" style:contextual-spacing="false"/>
    </style:style>
    <style:style style:name="P56" style:family="paragraph" style:parent-style-name="Text_20_body" style:list-style-name="L14"/>
    <style:style style:name="P57" style:family="paragraph" style:parent-style-name="Text_20_body" style:list-style-name="L14">
      <style:paragraph-properties fo:margin-top="0cm" fo:margin-bottom="0cm" style:contextual-spacing="false"/>
    </style:style>
    <style:style style:name="P58" style:family="paragraph" style:parent-style-name="Text_20_body" style:list-style-name="L15"/>
    <style:style style:name="P59" style:family="paragraph" style:parent-style-name="Text_20_body" style:list-style-name="L15">
      <style:paragraph-properties fo:margin-top="0cm" fo:margin-bottom="0cm" style:contextual-spacing="false"/>
    </style:style>
    <style:style style:name="P60" style:family="paragraph" style:parent-style-name="Text_20_body" style:list-style-name="L16"/>
    <style:style style:name="P61" style:family="paragraph" style:parent-style-name="Text_20_body" style:list-style-name="L16">
      <style:paragraph-properties fo:margin-top="0cm" fo:margin-bottom="0cm" style:contextual-spacing="false"/>
    </style:style>
    <style:style style:name="P62" style:family="paragraph" style:parent-style-name="Text_20_body" style:list-style-name="L17"/>
    <style:style style:name="P63" style:family="paragraph" style:parent-style-name="Text_20_body" style:list-style-name="L17">
      <style:paragraph-properties fo:margin-top="0cm" fo:margin-bottom="0cm" style:contextual-spacing="false"/>
    </style:style>
    <style:style style:name="P64" style:family="paragraph" style:parent-style-name="Text_20_body" style:list-style-name="L18"/>
    <style:style style:name="P65" style:family="paragraph" style:parent-style-name="Text_20_body" style:list-style-name="L18">
      <style:paragraph-properties fo:margin-top="0cm" fo:margin-bottom="0cm" style:contextual-spacing="false"/>
    </style:style>
    <style:style style:name="P66" style:family="paragraph" style:parent-style-name="Text_20_body" style:list-style-name="L19"/>
    <style:style style:name="P67" style:family="paragraph" style:parent-style-name="Text_20_body" style:list-style-name="L19">
      <style:paragraph-properties fo:margin-top="0cm" fo:margin-bottom="0cm" style:contextual-spacing="false"/>
    </style:style>
    <style:style style:name="P68" style:family="paragraph" style:parent-style-name="Text_20_body" style:list-style-name="L20"/>
    <style:style style:name="P69" style:family="paragraph" style:parent-style-name="Text_20_body" style:list-style-name="L20">
      <style:paragraph-properties fo:margin-top="0cm" fo:margin-bottom="0cm" style:contextual-spacing="false"/>
    </style:style>
    <style:style style:name="P70" style:family="paragraph" style:parent-style-name="Text_20_body" style:list-style-name="L21"/>
    <style:style style:name="P71" style:family="paragraph" style:parent-style-name="Text_20_body" style:list-style-name="L21">
      <style:paragraph-properties fo:margin-top="0cm" fo:margin-bottom="0cm" style:contextual-spacing="false"/>
    </style:style>
    <style:style style:name="P72" style:family="paragraph" style:parent-style-name="Text_20_body" style:list-style-name="L22"/>
    <style:style style:name="P73" style:family="paragraph" style:parent-style-name="Text_20_body" style:list-style-name="L22">
      <style:paragraph-properties fo:margin-top="0cm" fo:margin-bottom="0cm" style:contextual-spacing="false"/>
    </style:style>
    <style:style style:name="P74" style:family="paragraph" style:parent-style-name="Text_20_body" style:list-style-name="L23"/>
    <style:style style:name="P75" style:family="paragraph" style:parent-style-name="Text_20_body" style:list-style-name="L23">
      <style:paragraph-properties fo:margin-top="0cm" fo:margin-bottom="0cm" style:contextual-spacing="false"/>
    </style:style>
    <style:style style:name="T1" style:family="text">
      <style:text-properties style:font-name="T3Font_1" fo:font-size="28pt" style:font-size-asian="28pt"/>
    </style:style>
    <style:style style:name="T2" style:family="text">
      <style:text-properties style:font-name="T3Font_1" fo:font-size="20pt" style:font-size-asian="20pt"/>
    </style:style>
    <style:style style:name="T3" style:family="text">
      <style:text-properties officeooo:rsid="0019f48a"/>
    </style:style>
    <style:style style:name="T4" style:family="text">
      <style:text-properties style:font-name="T3Font_0" fo:font-size="28pt" style:font-size-asian="28pt"/>
    </style:style>
    <style:style style:name="T5" style:family="text">
      <style:text-properties style:font-name="T3Font_0" fo:font-size="20pt" style:font-size-asian="20pt"/>
    </style:style>
    <style:style style:name="T6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1" fo:font-size="12pt" style:font-size-asian="12pt" style:font-size-complex="12pt"/>
    </style:style>
    <style:style style:name="T8" style:family="text">
      <style:text-properties style:font-name="Arial1" fo:font-size="12pt" officeooo:rsid="0019f48a" style:font-size-asian="12pt" style:font-size-complex="12pt"/>
    </style:style>
    <style:style style:name="T9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1" fo:font-size="12pt" fo:font-weight="bold" officeooo:rsid="0019f48a" style:font-size-asian="12pt" style:font-weight-asian="bold" style:font-size-complex="12pt" style:font-weight-complex="bold"/>
    </style:style>
    <style:style style:name="T11" style:family="text">
      <style:text-properties style:font-name="T3Font_2" fo:font-size="28pt" style:font-size-asian="28pt"/>
    </style:style>
    <style:style style:name="T12" style:family="text">
      <style:text-properties style:font-name="T3Font_2" fo:font-size="20pt" style:font-size-asian="2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6a8b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f48a" style:font-weight-asian="normal" style:font-weight-complex="normal"/>
    </style:style>
    <style:style style:name="T17" style:family="text">
      <style:text-properties fo:font-weight="normal" officeooo:rsid="001a6a8b" style:font-weight-asian="normal" style:font-weight-complex="normal"/>
    </style:style>
    <style:style style:name="T18" style:family="text">
      <style:text-properties style:font-name="T3Font_3" fo:font-size="28pt" style:font-size-asian="28pt"/>
    </style:style>
    <style:style style:name="T19" style:family="text">
      <style:text-properties style:font-name="T3Font_3" fo:font-size="20pt" style:font-size-asian="20pt"/>
    </style:style>
    <style:style style:name="T20" style:family="text">
      <style:text-properties officeooo:rsid="001a6a8b"/>
    </style:style>
    <style:style style:name="T21" style:family="text">
      <style:text-properties style:font-name="T3Font_4" fo:font-size="20pt" style:font-size-asian="20pt"/>
    </style:style>
    <style:style style:name="T22" style:family="text">
      <style:text-properties style:font-name="T3Font_5" fo:font-size="20pt" style:font-size-asian="20pt"/>
    </style:style>
    <style:style style:name="T23" style:family="text">
      <style:text-properties officeooo:rsid="001c1df0"/>
    </style:style>
    <style:style style:name="T24" style:family="text">
      <style:text-properties fo:font-variant="normal" fo:text-transform="none" fo:color="#1f1f1f" loext:opacity="100%" style:font-name="Google Sans" fo:font-size="12pt" fo:letter-spacing="normal"/>
    </style:style>
    <style:style style:name="T25" style:family="text">
      <style:text-properties fo:font-variant="normal" fo:text-transform="none" fo:color="#1f1f1f" loext:opacity="100%" style:font-name="Google Sans" fo:font-size="12pt" fo:letter-spacing="normal" fo:font-style="normal"/>
    </style:style>
    <style:style style:name="T26" style:family="text"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T27" style:family="text">
      <style:text-properties fo:font-variant="normal" fo:text-transform="none" fo:color="#1f1f1f" loext:opacity="100%" style:font-name="Google Sans" fo:font-size="12pt" fo:letter-spacing="normal" fo:font-style="normal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álise de dados</text:p>
      <text:p text:style-name="P2"/>
      <text:p text:style-name="P17"><text:span text:style-name="T13">Programa de estudos</text:span></text:p>
      <text:p text:style-name="P17">7 meses,</text:p>
      <text:p text:style-name="P17"/>
      <text:p text:style-name="P21"><text:span text:style-name="T3">1. </text:span>Python Básico</text:p>
      <text:p text:style-name="P10">3 weeks, 40 hours</text:p>
      <text:p text:style-name="P17">Sua introdução ao mundo da análise de dados! Conceitos fundamentais e sintaxe básica de Pyhton. Laços de repetição, condições, e funções. A biblioteca pandas para analistas dedados. Seu primeiro estudo de caso, seguido por seu primeiro projeto.</text:p>
      <text:p text:style-name="P27"><text:span text:style-name="T7">Capítulo 1. Variáveis, Exibição, Tipos de Dados, e Operações Aritméticas </text:span></text:p>
      <text:p text:style-name="P23"><text:span text:style-name="T7">Capítulo 2. Strings </text:span></text:p>
      <text:p text:style-name="P23"><text:span text:style-name="T7">Capítulo 3. Listas </text:span></text:p>
      <text:p text:style-name="P23"><text:span text:style-name="T7">Capítulo 4. Laços de Repetição `for` </text:span></text:p>
      <text:p text:style-name="P23"><text:span text:style-name="T7">Capítulo 5. Listas Aninhadas </text:span></text:p>
      <text:p text:style-name="P23"><text:span text:style-name="T7">Capítulo 6. Condições e Laços de Repetição </text:span></text:p>
      <text:p text:style-name="P23"><text:span text:style-name="T7">Capítulo 7. Criando Funções</text:span></text:p>
      <text:p text:style-name="P23"><text:span text:style-name="T7">Capítulo 8. Dicionários</text:span></text:p>
      <text:p text:style-name="P23"><text:span text:style-name="T7">Capítulo 9. Pandas para Análise de Dados</text:span></text:p>
      <text:p text:style-name="P23"><text:span text:style-name="T7">Capítulo 10. Pré-processamento de Dados</text:span></text:p>
      <text:p text:style-name="P13">Capítulo 11. Analisando Dados e Apresentando Resultados</text:p>
      <text:p text:style-name="P23"><text:span text:style-name="T8">Capítulo 12. Uma Olhadinha Rápida no Jupyter Notebook</text:span></text:p>
      <text:p text:style-name="P25"><text:span text:style-name="T10"/></text:p>
      <text:p text:style-name="P22">2. Pré processamento de dados</text:p>
      <text:p text:style-name="P13">+1 projeto para seu portfólio <text:span text:style-name="T3">3 semanas, 40 horas</text:span></text:p>
      <text:p text:style-name="P13">Compensação de dados imperfeitos. Como lidar com dados ausentes e duplicados. Como alterar o tipo dos dados. Pensamento sistêmico para analistas.</text:p>
      <text:p text:style-name="P23"><text:span text:style-name="T7">Capítulo 1. Introdução ao Pré-processamento de Dados</text:span></text:p>
      <text:p text:style-name="P23"><text:span text:style-name="T7">Capítulo 2. Lidando com Valores Ausentes</text:span></text:p>
      <text:p text:style-name="P23"><text:span text:style-name="T7">Capítulo 3. Alterando o Tipo dos Dados</text:span></text:p>
      <text:p text:style-name="P23"><text:span text:style-name="T7">Capítulo 4. Procurando por Duplicatas</text:span></text:p>
      <text:p text:style-name="P23"><text:span text:style-name="T7">Capítulo 5. Categorizando Dados</text:span></text:p>
      <text:p text:style-name="P24"><text:span text:style-name="T8">Capítulo 6. Pensamento Sistêmico e Crítico para Analistas</text:span></text:p>
      <text:p text:style-name="P26"><text:span text:style-name="T10"/></text:p>
      <text:p text:style-name="P2">3. Análise Exploratória de Dados (EDA)</text:p>
      <text:p text:style-name="P17"><text:soft-page-break/>+1 projeto para seu portfólio <text:span text:style-name="T16">3 semanas, 40 horas</text:span></text:p>
      <text:p text:style-name="P17">Capítulo 1. Primeiros Gráficos e Conclusões</text:p>
      <text:p text:style-name="P17">Capítulo 2. Fatias de Dados</text:p>
      <text:p text:style-name="P17">Capítulo 3. Trabalhando com Várias Fontes de Dados</text:p>
      <text:p text:style-name="P17">Capítulo 4. Distribuição Conjunta</text:p>
      <text:p text:style-name="P9">Capítulo 5. Validação de Resultados</text:p>
      <text:p text:style-name="P9"/>
      <text:p text:style-name="P2">4. Análise Estatística de Dados</text:p>
      <text:p text:style-name="P13">+1 projeto para seu portfólio, <text:span text:style-name="T3">3 semanas, 40 horas</text:span></text:p>
      <text:p text:style-name="P17">A teoria da probabilidade, as distribuições mais comuns, e</text:p>
      <text:p text:style-name="P17">métodos estatísticos em Python. Amostragem e a</text:p>
      <text:p text:style-name="P17">significância estatística. Identificando e tratando anomalias.</text:p>
      <text:p text:style-name="P17">Capítulo 1. Estatística Descritiva</text:p>
      <text:p text:style-name="P17">Capítulo 2. Teoria da Probabilidade</text:p>
      <text:p text:style-name="P9">Capítulo 3. Testando Hipóteses</text:p>
      <text:p text:style-name="P9"/>
      <text:p text:style-name="P6"><text:span text:style-name="T3">5. </text:span>Projeto Integrado 1</text:p>
      <text:p text:style-name="P18">+1 projeto para seu portfólio, <text:span text:style-name="T16">1 semanas, 20 horas</text:span></text:p>
      <text:p text:style-name="P17">Identificando padrões que ajudem a determinar se um jogo</text:p>
      <text:p text:style-name="P17">Digital terá sucesso comercial ou não.</text:p>
      <text:p text:style-name="P17"/>
      <text:p text:style-name="P2">6. Coleta e Armazenamento de Dados (SQL)</text:p>
      <text:p text:style-name="P17">+1 projeto para seu portfólio, 2 semanas, 40 horas</text:p>
      <text:p text:style-name="P17">Como são estruturados os bancos de dados e como extrair dados deles usando consultas de SQL. Procurando dados online.</text:p>
      <text:p text:style-name="P17">Capítulo 1. Extraindo Dados de Recursos Online</text:p>
      <text:p text:style-name="P17">Capítulo 2. SQL como uma Ferramenta para Trabalhar com</text:p>
      <text:p text:style-name="P17">Dados</text:p>
      <text:p text:style-name="P17">Capítulo 3. Funcionalidades Avançadas de SQL para Análise</text:p>
      <text:p text:style-name="P17">Capítulo 4. Relacionamentos Entre Tabelas</text:p>
      <text:p text:style-name="P17">Capítulo 5. Soft Skills</text:p>
      <text:p text:style-name="P17">Capítulo Bônus: PySpark</text:p>
      <text:p text:style-name="P17"/>
      <text:p text:style-name="P6"><text:span text:style-name="T3">7. </text:span>Análise de Negócio</text:p>
      <text:p text:style-name="P13">+1 projeto para seu portfólio 2 semanas, 40 horas</text:p>
      <text:p text:style-name="P17"><text:soft-page-break/>Applying data analysis in business. Métricas de negócios e os KPIs. Análise de dados de usuários. Análise de marketing e ferramentas relacionadas. Funil de vendas.</text:p>
      <text:p text:style-name="P17">Capítulo 1. Métricas e o Funil</text:p>
      <text:p text:style-name="P17">Capítulo 2. Análise de Coorte</text:p>
      <text:p text:style-name="P17">Capítulo 3. Economia Unitária</text:p>
      <text:p text:style-name="P17">Capítulo 4. Métricas de Usuário</text:p>
      <text:p text:style-name="P17">Capítulo 5. Soft Skills</text:p>
      <text:p text:style-name="P15">Licâo Bônus: Otimizando Dados em pandas</text:p>
      <text:p text:style-name="P15"/>
      <text:p text:style-name="P6"><text:span text:style-name="T3">8. </text:span>Tomando Decisões de Negócios Baseadas em Dados</text:p>
      <text:p text:style-name="P17">+1 projeto para seu portfólio<text:span text:style-name="T15"> 2 semanas, 40 horas</text:span></text:p>
      <text:p text:style-name="P17">Métodos e ferramentas para testar hipóteses. Desenho experimental. Sazonalidade. Análise de coorte. Testes A/B.</text:p>
      <text:p text:style-name="P17">Capítulo 1. Introdução aos Testes de Hipóteses em Negócios</text:p>
      <text:p text:style-name="P17">Capítulo 2. Escolhendo um Método Experimental</text:p>
      <text:p text:style-name="P17">Capítulo 3. Priorizando Hipóteses</text:p>
      <text:p text:style-name="P17">Capítulo 4. Preparando-se para um Teste A/B</text:p>
      <text:p text:style-name="P17">Capítulo 5. Analisando os Resultados de um Teste A/B</text:p>
      <text:p text:style-name="P15">Capítulo 6. Soft Skill</text:p>
      <text:p text:style-name="P15"/>
      <text:p text:style-name="P6"><text:span text:style-name="T3">9. </text:span>Como Relatar uma História Usando Dados</text:p>
      <text:p text:style-name="P13">+1 projeto para seu portfólio 2 semanas, 40 horas</text:p>
      <text:p text:style-name="P17">Apresentando os resultados da pesquisa. Métodos de visualização de dados. Criando relatórios para explicar suas conclusões. A biblioteca Seaborn.</text:p>
      <text:p text:style-name="P17">Capítulo 1. Preparando Apresentações</text:p>
      <text:p text:style-name="P17">Capítulo 2. A biblioteca Seaborn</text:p>
      <text:p text:style-name="P15">Capítulo 3. A biblioteca Plotly</text:p>
      <text:p text:style-name="P2"/>
      <text:p text:style-name="P6"><text:span text:style-name="T3">10. </text:span>Projeto Integrado 2</text:p>
      <text:p text:style-name="P13">+1 projeto para seu portfólio 1 semanas, 20 horas</text:p>
      <text:p text:style-name="P17">Apresentando os resultados da pesquisa. Métodos de visualização de dados. Criando relatórios para explicar suas <text:span text:style-name="T3">conclusões. A biblioteca Seaborn.</text:span></text:p>
      <text:p text:style-name="P17"/>
      <text:p text:style-name="P5"><text:span text:style-name="T20">11. </text:span>Automação</text:p>
      <text:p text:style-name="P19">+1 projeto paraseu portfólio<text:span text:style-name="T16">2 semanas, 40 horas</text:span></text:p>
      <text:p text:style-name="P17"><text:soft-page-break/>Automatizando processos de análise de dados e tarefas rotineiras com scripts. Métodos de visualização de dados. Apresentação de resultados.</text:p>
      <text:p text:style-name="P17">Capítulo 1. O Básico de Como Executar Scripts</text:p>
      <text:p text:style-name="P17">Capítulo 2. Pipelines de Dados e Para Que Servem</text:p>
      <text:p text:style-name="P17">Capítulo 3. Desenhando e Criando Dashboards com Dash</text:p>
      <text:p text:style-name="P17">Capítulo 4. Tableau</text:p>
      <text:p text:style-name="P17">Previsões e Predições</text:p>
      <text:p text:style-name="P17">Métodos básicos de aprendizado de máquina e suas</text:p>
      <text:p text:style-name="P17">aplicações. Classificação, previsão, agrupamento. Regressão.</text:p>
      <text:p text:style-name="P17">Árvores de decisão.</text:p>
      <text:p text:style-name="P17">Capítulo 1. Tarefas de Negócios Envolvendo Aprendizado de</text:p>
      <text:p text:style-name="P17">Máquina</text:p>
      <text:p text:style-name="P17">Capítulo 2. Algoritmos de Aprendizado de Máquina</text:p>
      <text:p text:style-name="P17">Capítulo 3. Resolvendo Tarefas Relacionadas a Aprendizado</text:p>
      <text:p text:style-name="P17">Máquina</text:p>
      <text:p text:style-name="P17">Projeto Final</text:p>
      <text:p text:style-name="P17">Aplique tudo o que você aprendeu em um bootcamp de duas</text:p>
      <text:p text:style-name="P17">semanas que simula a experiência de trabalhar como um</text:p>
      <text:p text:style-name="P17">analista de dados júnior.</text:p>
      <text:p text:style-name="P17">1 semana de pausa</text:p>
      <text:p text:style-name="P17"/>
      <text:p text:style-name="P7"><text:span text:style-name="T20">12.</text:span>Previsões e Predições</text:p>
      <text:p text:style-name="P13">+1 projeto para seu portfólio 2 semanas, 40 horas</text:p>
      <text:p text:style-name="P17">Métodos básicos de aprendizado de máquina e suas aplicações. Classificação, previsão, agrupamento. Regressão. Árvores de decisão.</text:p>
      <text:p text:style-name="P17">Capítulo 1. Tarefas de Negócios Envolvendo Aprendizado de</text:p>
      <text:p text:style-name="P17">Máquina</text:p>
      <text:p text:style-name="P17">Capítulo 2. Algoritmos de Aprendizado de Máquina</text:p>
      <text:p text:style-name="P17">Capítulo 3. Resolvendo Tarefas Relacionadas a Aprendizado</text:p>
      <text:p text:style-name="P16">Máquina</text:p>
      <text:p text:style-name="P8"/>
      <text:p text:style-name="P8"/>
      <text:p text:style-name="P8"/>
      <text:p text:style-name="P3"><text:span text:style-name="T20">13. </text:span>Projeto Final</text:p>
      <text:p text:style-name="P17"><text:span text:style-name="T15">+1 projeto para seu portfólio </text:span><text:span text:style-name="T16">2 semanas, 40 horas</text:span></text:p>
      <text:p text:style-name="P13"><text:soft-page-break/>Aplique tudo o que você aprendeu em um bootcamp de duas semanas que simula a experiência de trabalhar como um <text:span text:style-name="T3">analista de dados júnior.</text:span></text:p>
      <text:p text:style-name="P13"/>
      <text:p text:style-name="P2">Programa de Sucesso na Carreira</text:p>
      <text:p text:style-name="P2"/>
      <text:p text:style-name="P2">Comunidade de ex-aluno</text:p>
      <text:p text:style-name="P2"/>
      <text:p text:style-name="P4">1. Comunidade de ex-alunos</text:p>
      <text:p text:style-name="P17">Espaço para apoio mútuo dos alunos e networking profissional produtiva. Comunicação constante com outros ex-alunos Eventos online - webinars de profissionais da indústria, sessões de networking Oportunidades de emprego e de freelance vindas de ex-alunos e <text:span text:style-name="T17">tutores</text:span></text:p>
      <text:p text:style-name="P17"><text:span text:style-name="T14"/></text:p>
      <text:p text:style-name="P17"><text:span text:style-name="T14">2. Curso Preparatório para a Carreira</text:span></text:p>
      <text:p text:style-name="P17"><text:span text:style-name="T14">4 semanas</text:span></text:p>
      <text:p text:style-name="P17"><text:span text:style-name="T14"/></text:p>
      <text:p text:style-name="P14"><text:span text:style-name="T20">Este curso adicional gratuito prepara os ex-alunos para a busca </text:span>de emprego. É composto por lições, tarefas e feedback de especialistas de RH. Estrutura do curso preparatório para a carreira: </text:p>
      <text:p text:style-name="P14"><text:span text:style-name="T20">* </text:span>Estratégia pessoal para procurar emprego</text:p>
      <text:p text:style-name="P13"><text:span text:style-name="T20">* </text:span>Mercado de Trabalho em TI</text:p>
      <text:p text:style-name="P13"><text:span text:style-name="T20">* </text:span>Entrevista — teoria e prática</text:p>
      <text:p text:style-name="P13"><text:span text:style-name="T20">* </text:span>Habilidades de networking</text:p>
      <text:p text:style-name="P13"><text:span text:style-name="T20">* </text:span>Currículo</text:p>
      <text:p text:style-name="P13"><text:span text:style-name="T20">* </text:span>Carta de apresentação</text:p>
      <text:p text:style-name="P13"><text:span text:style-name="T20">* </text:span>Portfólio</text:p>
      <text:p text:style-name="P13"><text:span text:style-name="T20">* </text:span>Presença online - LinkedIn, etc.</text:p>
      <text:p text:style-name="P13"><text:span text:style-name="T20">* </text:span>3 Acelerador</text:p>
      <text:p text:style-name="P13"><text:span text:style-name="T14"/></text:p>
      <text:p text:style-name="P11"><text:span text:style-name="T13">3. Acelerador de Carreira</text:span></text:p>
      <text:p text:style-name="P5">6 meses ou até você encontrar um <text:span text:style-name="T20">trabalho</text:span></text:p>
      <text:p text:style-name="P5"/>
      <text:p text:style-name="P13">Esta é uma atividade com base na comunidade, onde você:</text:p>
      <text:p text:style-name="P19">•Procurará ativamente por trabalho, e constantemente melhorará</text:p>
      <text:p text:style-name="P19">•através de um ciclo de feedback organizado por nossos</text:p>
      <text:p text:style-name="P19"><text:soft-page-break/>especialistas em RHP <text:span text:style-name="T20">P</text:span>raticará entrevistas técnicas e de RH (simulações de entrevistas)</text:p>
      <text:p text:style-name="P19">•Estará ativo em uma rede de contatos (com nossa ajuda e por conta própria)</text:p>
      <text:p text:style-name="P19">•Terá acesso aos parceiros e suas oportunidades de <text:span text:style-name="T17">trabalho</text:span></text:p>
      <text:p text:style-name="P20"><text:span text:style-name="T17">_</text:span><text:span text:style-name="T15">_______________________________________________________________________</text:span></text:p>
      <text:p text:style-name="P41"><text:span text:style-name="Strong_20_Emphasis"><text:span text:style-name="T13"/></text:span></text:p>
      <text:p text:style-name="Text_20_body"/>
      <text:p text:style-name="P20"><text:span text:style-name="T15"/></text:p>
      <text:p text:style-name="P17"/>
      <text:p text:style-name="P17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3Font_0" svg:font-family="T3Font_0" style:font-family-generic="roman" style:font-pitch="variable"/>
    <style:font-face style:name="T3Font_1" svg:font-family="T3Font_1" style:font-family-generic="roman" style:font-pitch="variable"/>
    <style:font-face style:name="T3Font_2" svg:font-family="T3Font_2" style:font-family-generic="roman" style:font-pitch="variable"/>
    <style:font-face style:name="T3Font_3" svg:font-family="T3Font_3" style:font-family-generic="roman" style:font-pitch="variable"/>
    <style:font-face style:name="T3Font_4" svg:font-family="T3Font_4" style:font-family-generic="roman" style:font-pitch="variable"/>
    <style:font-face style:name="T3Font_5" svg:font-family="T3Font_5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6:40:06.031000000</meta:creation-date>
    <dc:date>2025-02-07T09:33:15.661000000</dc:date>
    <meta:editing-duration>PT16H51M59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6" meta:paragraph-count="140" meta:word-count="1018" meta:character-count="6684" meta:non-whitespace-character-count="5798"/>
  </office:meta>
</office:document-meta>
</file>